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9ffb" officeooo:paragraph-rsid="00109ffb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09ffb" officeooo:paragraph-rsid="00109ffb" style:font-weight-asian="bold" style:font-weight-complex="bold"/>
    </style:style>
    <style:style style:name="P3" style:family="paragraph" style:parent-style-name="Standard">
      <style:text-properties fo:font-weight="bold" officeooo:rsid="00109ffb" officeooo:paragraph-rsid="0016edb1" style:font-weight-asian="bold" style:font-weight-complex="bold"/>
    </style:style>
    <style:style style:name="P4" style:family="paragraph" style:parent-style-name="Standard">
      <style:text-properties fo:font-weight="bold" officeooo:rsid="0011cc9d" officeooo:paragraph-rsid="0011cc9d" style:font-weight-asian="bold" style:font-weight-complex="bold"/>
    </style:style>
    <style:style style:name="P5" style:family="paragraph" style:parent-style-name="Standard">
      <style:text-properties fo:font-weight="bold" officeooo:rsid="0016edb1" officeooo:paragraph-rsid="0016edb1" style:font-weight-asian="bold" style:font-weight-complex="bold"/>
    </style:style>
    <style:style style:name="P6" style:family="paragraph" style:parent-style-name="Standard">
      <style:text-properties fo:font-weight="bold" officeooo:rsid="00192d4e" officeooo:paragraph-rsid="00192d4e" style:font-weight-asian="bold" style:font-weight-complex="bold"/>
    </style:style>
    <style:style style:name="P7" style:family="paragraph" style:parent-style-name="Standard">
      <style:text-properties fo:font-weight="normal" officeooo:rsid="00186b4f" officeooo:paragraph-rsid="00186b4f" style:font-weight-asian="normal" style:font-weight-complex="normal"/>
    </style:style>
    <style:style style:name="P8" style:family="paragraph" style:parent-style-name="Standard">
      <style:text-properties fo:font-weight="normal" officeooo:rsid="00109ffb" officeooo:paragraph-rsid="00109ffb" style:font-weight-asian="normal" style:font-weight-complex="normal"/>
    </style:style>
    <style:style style:name="P9" style:family="paragraph" style:parent-style-name="Standard">
      <style:text-properties fo:font-weight="normal" officeooo:rsid="001bc1e8" officeooo:paragraph-rsid="001bc1e8" style:font-weight-asian="normal" style:font-weight-complex="normal"/>
    </style:style>
    <style:style style:name="P10" style:family="paragraph" style:parent-style-name="Standard">
      <style:text-properties fo:font-weight="normal" officeooo:rsid="00192d4e" officeooo:paragraph-rsid="00192d4e" style:font-weight-asian="normal" style:font-weight-complex="normal"/>
    </style:style>
    <style:style style:name="P11" style:family="paragraph" style:parent-style-name="Standard">
      <style:text-properties fo:font-weight="normal" officeooo:rsid="0011cc9d" officeooo:paragraph-rsid="0011cc9d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edb1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vestimentos</text:p>
      <text:p text:style-name="P7">1. Fundo de emergencia</text:p>
      <text:p text:style-name="P7">2. Aposentadoria</text:p>
      <text:p text:style-name="P7">3. Investimentos</text:p>
      <text:p text:style-name="P8"/>
      <text:p text:style-name="P9">Fundos imobiliarios!!!</text:p>
      <text:p text:style-name="P9"/>
      <text:p text:style-name="P5">Primeiro passo:</text:p>
      <text:p text:style-name="P1"><text:span text:style-name="T1">Fundos DI: </text:span><text:span text:style-name="T2">aplicacao que pode resgatar o dinheiro a qualquer momento.</text:span></text:p>
      <text:p text:style-name="P3"><text:span text:style-name="T1">Fundos de Renda Fixa: </text:span><text:span text:style-name="T2">aplicacao que pode resgatar o dinheiro a qualquer momento.</text:span></text:p>
      <text:p text:style-name="P3"><text:span text:style-name="T1">Tesouro Selic: </text:span><text:span text:style-name="T2">aplicacao que pode resgatar o dinheiro a qualquer momento.</text:span><text:span text:style-name="T1"><text:line-break/></text:span><text:span text:style-name="T2">Tesouro IPCA: um investimento dentro do Tesouro Direto, mega conservador</text:span></text:p>
      <text:p text:style-name="P8"/>
      <text:p text:style-name="P8"/>
      <text:p text:style-name="P10">Procurar sempre por:</text:p>
      <text:p text:style-name="P10">1. taxa de administracao baixa</text:p>
      <text:p text:style-name="P10">2. rentabilidades iguais ou acima do CDI</text:p>
      <text:p text:style-name="P10">3.</text:p>
      <text:p text:style-name="P8"/>
      <text:p text:style-name="P8"/>
      <text:p text:style-name="P6">Fundo de emergencia = <text:span text:style-name="T1">meu custo mensal X 12.</text:span></text:p>
      <text:p text:style-name="P10"/>
      <text:p text:style-name="P8"/>
      <text:p text:style-name="P4">Somente depois que chegar no objetivo</text:p>
      <text:p text:style-name="P11"/>
      <text:p text:style-name="P11">Se aventurar… pensar em acoes, investimentos de longo prazo, previdencia… porem em primeiro lugar eh o fundo de emergencia.</text:p>
      <text:p text:style-name="P1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9:51:55.698778207</meta:creation-date>
    <dc:date>2018-05-23T21:25:48.411181627</dc:date>
    <meta:editing-duration>PT1H23M39S</meta:editing-duration>
    <meta:editing-cycles>8</meta:editing-cycles>
    <meta:generator>LibreOffice/5.3.6.1$Linux_X86_64 LibreOffice_project/30$Build-1</meta:generator>
    <meta:document-statistic meta:table-count="0" meta:image-count="0" meta:object-count="0" meta:page-count="1" meta:paragraph-count="16" meta:word-count="108" meta:character-count="695" meta:non-whitespace-character-count="603"/>
  </office:meta>
</office:document-meta>
</file>